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L</mi>
        <mn>1</mn>
      </msub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o stretchy="false">α</mo>
          <mi>j</mi>
        </msub>
      </mrow>
      <mover accent="true">
        <msub>
          <mi>q</mi>
          <mi>j</mi>
        </msub>
        <mo stretchy="false">˙</mo>
      </mover>
    </mrow>
    <annotation encoding="StarMath 5.0">L_1 `=` sum from j=1 to S %ialpha _j dot q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27:56.374000000</meta:creation-date>
    <meta:generator>LibreOffice/4.1.4.2$Windows_x86 LibreOffice_project/0a0440ccc0227ad9829de5f46be37cfb6edcf72</meta:generator>
  </office:meta>
</office:document-meta>
</file>